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UrlProviderTests.bestPattern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sourceUrlProvi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UrlProviderTests.initializeOnCurr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sourceUrlProviderTests.getVersionedRe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UrlProviderTests.pathPatternStringOf( String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MappingConfiguration.resourceUr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MappingConfiguration.simpleUrlHandler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rlProviderTests.initialize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entHandlerMappingConfiguration.resourceUrl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UrlProviderTests.getStaticResourceUrlRequestWithQueryOr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ourceUrlProviderTests.getStaticResourc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